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398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3.4654in"/>
    </style:style>
    <style:style style:name="co4" style:family="table-column">
      <style:table-column-properties fo:break-before="auto" style:column-width="0.2362in"/>
    </style:style>
    <style:style style:name="co5" style:family="table-column">
      <style:table-column-properties fo:break-before="auto" style:column-width="0.2146in"/>
    </style:style>
    <style:style style:name="ro1" style:family="table-row">
      <style:table-row-properties style:row-height="0.1654in" fo:break-before="auto" style:use-optimal-row-height="false"/>
    </style:style>
    <style:style style:name="ro2" style:family="table-row">
      <style:table-row-properties style:row-height="1.562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2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2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2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2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2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2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2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2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 style:data-style-name="N122"/>
    <style:style style:name="ce15" style:family="table-cell" style:parent-style-name="Default" style:data-style-name="N12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in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in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in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22" office:value-type="string" table:number-columns-spanned="8" table:number-rows-spanned="1">
            <text:p>Core</text:p>
          </table:table-cell>
          <table:covered-table-cell table:style-name="ce29"/>
          <table:covered-table-cell table:number-columns-repeated="6" table:style-name="ce32"/>
          <table:table-cell table:style-name="ce34" office:value-type="string" table:number-columns-spanned="22" table:number-rows-spanned="1">
            <text:p>Filters</text:p>
          </table:table-cell>
          <table:covered-table-cell table:number-columns-repeated="21" table:style-name="ce36"/>
          <table:table-cell table:style-name="ce37" office:value-type="string" table:number-columns-spanned="5" table:number-rows-spanned="1">
            <text:p>Debugger</text:p>
          </table:table-cell>
          <table:covered-table-cell table:number-columns-repeated="4" table:style-name="ce36"/>
          <table:table-cell table:style-name="ce3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7" office:value-type="string">
            <text:p>Comments</text:p>
          </table:table-cell>
          <table:table-cell table:style-name="ce23" office:value-type="string">
            <text:p>gengl</text:p>
          </table:table-cell>
          <table:table-cell table:style-name="ce30" office:value-type="string">
            <text:p>glbeginend</text:p>
          </table:table-cell>
          <table:table-cell table:style-name="ce33" office:value-type="string">
            <text:p>gldump</text:p>
          </table:table-cell>
          <table:table-cell table:style-name="ce33" office:value-type="string">
            <text:p>globjects</text:p>
          </table:table-cell>
          <table:table-cell table:style-name="ce33" office:value-type="string">
            <text:p>glsl</text:p>
          </table:table-cell>
          <table:table-cell table:style-name="ce33" office:value-type="string">
            <text:p>glstate</text:p>
          </table:table-cell>
          <table:table-cell table:style-name="ce33" office:value-type="string">
            <text:p>gltypes</text:p>
          </table:table-cell>
          <table:table-cell table:style-name="ce33" office:value-type="string">
            <text:p>glutils</text:p>
          </table:table-cell>
          <table:table-cell table:style-name="ce23" office:value-type="string">
            <text:p>camera</text:p>
          </table:table-cell>
          <table:table-cell table:style-name="ce33" office:value-type="string">
            <text:p>checks</text:p>
          </table:table-cell>
          <table:table-cell table:style-name="ce33" office:value-type="string">
            <text:p>eps</text:p>
          </table:table-cell>
          <table:table-cell table:style-name="ce33" office:value-type="string">
            <text:p>error</text:p>
          </table:table-cell>
          <table:table-cell table:style-name="ce33" office:value-type="string">
            <text:p>exe</text:p>
          </table:table-cell>
          <table:table-cell table:style-name="ce33" office:value-type="string">
            <text:p>extoverride</text:p>
          </table:table-cell>
          <table:table-cell table:style-name="ce33" office:value-type="string">
            <text:p>frontbuffer</text:p>
          </table:table-cell>
          <table:table-cell table:style-name="ce33" office:value-type="string">
            <text:p>log</text:p>
          </table:table-cell>
          <table:table-cell table:style-name="ce33" office:value-type="string">
            <text:p>logstats</text:p>
          </table:table-cell>
          <table:table-cell table:style-name="ce33" office:value-type="string">
            <text:p>screenshot</text:p>
          </table:table-cell>
          <table:table-cell table:style-name="ce33" office:value-type="string">
            <text:p>showerror</text:p>
          </table:table-cell>
          <table:table-cell table:style-name="ce33" office:value-type="string">
            <text:p>showextensions</text:p>
          </table:table-cell>
          <table:table-cell table:style-name="ce33" office:value-type="string">
            <text:p>showstats</text:p>
          </table:table-cell>
          <table:table-cell table:style-name="ce33" office:value-type="string">
            <text:p>stats_basic</text:p>
          </table:table-cell>
          <table:table-cell table:style-name="ce33" office:value-type="string">
            <text:p>stats_calls</text:p>
          </table:table-cell>
          <table:table-cell table:style-name="ce33" office:value-type="string">
            <text:p>stats_calltimes</text:p>
          </table:table-cell>
          <table:table-cell table:style-name="ce33" office:value-type="string">
            <text:p>stats_fragments</text:p>
          </table:table-cell>
          <table:table-cell table:style-name="ce33" office:value-type="string">
            <text:p>stats_nv</text:p>
          </table:table-cell>
          <table:table-cell table:style-name="ce33" office:value-type="string">
            <text:p>stats_primitives</text:p>
          </table:table-cell>
          <table:table-cell table:style-name="ce33" office:value-type="string">
            <text:p>trace</text:p>
          </table:table-cell>
          <table:table-cell table:style-name="ce33" office:value-type="string">
            <text:p>unwindstack</text:p>
          </table:table-cell>
          <table:table-cell table:style-name="ce33" office:value-type="string">
            <text:p>wireframe</text:p>
          </table:table-cell>
          <table:table-cell table:style-name="ce23" office:value-type="string">
            <office:annotation draw:style-name="gr1" draw:text-style-name="P1" svg:width="1.1413in" svg:height="1.1677in" svg:x="14.0142in" svg:y="0in" draw:caption-point-x="-0.2402in" draw:caption-point-y="0.1685in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3" office:value-type="string">
            <text:p>texture view</text:p>
          </table:table-cell>
          <table:table-cell table:style-name="ce33" office:value-type="string">
            <text:p>buffer view</text:p>
          </table:table-cell>
          <table:table-cell table:style-name="ce33" office:value-type="string">
            <text:p>shader view</text:p>
          </table:table-cell>
          <table:table-cell table:style-name="ce33" office:value-type="string">
            <text:p>breakpoints</text:p>
          </table:table-cell>
          <table:table-cell table:style-name="ce23"/>
          <table:table-cell table:style-name="ce3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8"/>
          <table:table-cell table:style-name="ce2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4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1.1413in" svg:height="0.7012in" svg:x="7.663in" svg:y="6.6209in" draw:caption-point-x="-0.2402in" draw:caption-point-y="0.5949in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0.3902in" svg:x="8.1335in" svg:y="8.3921in" draw:caption-point-x="-0.2402in" draw:caption-point-y="0.4173in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0.8567in" svg:x="8.1335in" svg:y="8.7465in" draw:caption-point-x="-0.2402in" draw:caption-point-y="0.4173in">
              <dc:date>2012-01-02T00:00:00</dc:date>
              <text:p text:style-name="P1"><text:span text:style-name="T1">Will need (at least) support for querying border color in right format</text:span></text:p>
            </office:annotation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0.5457in" svg:x="9.3094in" svg:y="8.7465in" draw:caption-point-x="-0.2402in" draw:caption-point-y="0.5945in">
              <dc:date>2012-01-15T00:00:00</dc:date>
              <text:p text:style-name="P1"><text:span text:style-name="T1">Not sure how the two forms of feedback interact</text:span></text:p>
            </office:annotation>
            <text:p>?</text:p>
          </table:table-cell>
          <table:table-cell table:number-columns-repeated="8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0.8567in" svg:x="11.4268in" svg:y="8.7465in" draw:caption-point-x="-0.2402in" draw:caption-point-y="0.5945in">
              <dc:date>2012-01-15T00:00:00</dc:date>
              <text:p text:style-name="P1"><text:span text:style-name="T1">Will need to pause transform feedback while displaying the overlay</text:span></text:p>
            </office:annotation>
            <text:p>N</text:p>
          </table:table-cell>
          <table:table-cell table:style-name="ce2" office:value-type="string">
            <office:annotation draw:style-name="gr1" draw:text-style-name="P1" svg:width="1.1413in" svg:height="0.8567in" svg:x="11.6618in" svg:y="8.7465in" draw:caption-point-x="-0.2402in" draw:caption-point-y="0.5945in">
              <dc:date>2012-01-15T00:00:00</dc:date>
              <text:p text:style-name="P1"><text:span text:style-name="T1">Will need to pause transform feedback while displaying the overlay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1.1677in" svg:x="13.0732in" svg:y="8.7465in" draw:caption-point-x="-0.2402in" draw:caption-point-y="0.5945in">
              <dc:date>2012-01-15T00:00:00</dc:date>
              <text:p text:style-name="P1"><text:span text:style-name="T1">Won't actually be broken, but potential for a more accurate count using asynchronous queries.</text:span></text:p>
            </office:annotation>
            <text:p>N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office:annotation office:display="true" draw:style-name="gr1" draw:text-style-name="P1" svg:width="1.1413in" svg:height="1.1677in" svg:x="13.3087in" svg:y="9.1008in" draw:caption-point-x="-0.2402in" draw:caption-point-y="0.4173in">
              <dc:date>2012-01-05T00:00:00</dc:date>
              <text:p text:style-name="P2"><text:span text:style-name="T1">No explicit code, but there is a test to check that COMPARE_REF_TO_TEXTURE is chosen over other aliases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>
            <office:annotation draw:style-name="gr1" draw:text-style-name="P1" svg:width="1.1413in" svg:height="1.1677in" svg:x="13.3087in" svg:y="9.278in" draw:caption-point-x="-0.2402in" draw:caption-point-y="0.4173in">
              <dc:date>2012-01-01T00:00:00</dc:date>
              <text:p text:style-name="P1"><text:span text:style-name="T1">Theoretically it should be covered by the changes in gldump, but it needs to be tested.</text:span></text:p>
            </office:annotation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>
            <office:annotation draw:style-name="gr1" draw:text-style-name="P1" svg:width="1.1413in" svg:height="1.3232in" svg:x="14.2496in" svg:y="9.278in" draw:caption-point-x="-0.2402in" draw:caption-point-y="0.4173in">
              <dc:date>2012-01-01T00:00:00</dc:date>
              <text:p text:style-name="P1"><text:span text:style-name="T1">Should just work (will look no different to separate depth and stencil attachments), but it needs testing.</text:span></text:p>
            </office:annotation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0.8567in" svg:x="7.428in" svg:y="9.4547in" draw:caption-point-x="-0.2402in" draw:caption-point-y="0.4177in">
              <dc:date>2012-01-02T00:00:00</dc:date>
              <text:p text:style-name="P1"><text:span text:style-name="T1">Needs support for FLOAT32_UNSIGNED_INT_24_8_REV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18"/>
          <table:table-cell/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/>
          <table:table-cell table:style-name="ce2" table:number-columns-repeated="3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6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0.7012in" svg:x="14.2496in" svg:y="10.1634in" draw:caption-point-x="-0.2402in" draw:caption-point-y="0.4173in">
              <dc:date>2011-12-30T00:00:00</dc:date>
              <text:p text:style-name="P1"><text:span text:style-name="T1">ReadPixels doesn't work on a multisampled buffer</text:span></text:p>
            </office:annotation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sRGB</text:p>
          </table:table-cell>
          <table:table-cell table:style-name="ce12"/>
          <table:table-cell table:style-name="ce17" office:value-type="string">
            <text:p>NOT entirely subsumed by ARB_framebuffer_sRGB</text:p>
          </table:table-cell>
          <table:table-cell table:style-name="ce26" office:value-type="string">
            <text:p>Y</text:p>
          </table:table-cell>
          <table:table-cell table:style-name="ce31"/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0.5457in" svg:x="11.4268in" svg:y="10.6949in" draw:caption-point-x="-0.2402in" draw:caption-point-y="0.4173in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1.1677in" svg:x="11.4268in" svg:y="10.8717in" draw:caption-point-x="-0.2402in" draw:caption-point-y="0.4177in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1.3232in" svg:x="8.1335in" svg:y="11.0484in" draw:caption-point-x="-0.2402in" draw:caption-point-y="0.4177in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0.7012in" svg:x="9.7799in" svg:y="11.0484in" draw:caption-point-x="-0.2402in" draw:caption-point-y="0.4177in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0.5457in" svg:x="14.4846in" svg:y="11.0484in" draw:caption-point-x="-0.2402in" draw:caption-point-y="0.4177in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0.2346in" svg:x="7.428in" svg:y="11.4031in" draw:caption-point-x="-0.2402in" draw:caption-point-y="0.4173in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shared_exponen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1.1677in" svg:x="14.4846in" svg:y="11.5803in" draw:caption-point-x="-0.2402in" draw:caption-point-y="0.5945in">
              <dc:date>2012-01-02T00:00:00</dc:date>
              <text:p text:style-name="P1"><text:span text:style-name="T1">Could benefit from an interlaced view of the vertices in a VAO, but that's an enhancement.</text:span></text:p>
            </office:annotation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1.1413in" svg:height="0.5457in" svg:x="2.7661in" svg:y="12.4657in" draw:caption-point-x="-0.2402in" draw:caption-point-y="0.4173in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office:annotation draw:style-name="gr1" draw:text-style-name="P1" svg:width="1.1413in" svg:height="0.3902in" svg:x="6.9787in" svg:y="12.4657in" draw:caption-point-x="-0.2402in" draw:caption-point-y="0.4173in">
              <dc:date>2012-01-02T00:00:00</dc:date>
              <text:p text:style-name="P1"><text:span text:style-name="T1">Needs explicit alias mappings</text:span></text:p>
            </office:annotation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0.8567in" svg:x="9.7799in" svg:y="12.8201in" draw:caption-point-x="-0.2402in" draw:caption-point-y="0.4173in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1.3232in" svg:x="9.7799in" svg:y="14.5913in" draw:caption-point-x="-0.2402in" draw:caption-point-y="0.5945in">
              <dc:date>2012-01-28T00:00:00</dc:date>
              <text:p text:style-name="P1"><text:span text:style-name="T1">Needs handle remapping, and might need to detect cases where the client checks query status before proceeding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0.8567in" svg:x="13.3087in" svg:y="14.5913in" draw:caption-point-x="-0.2402in" draw:caption-point-y="0.5945in">
              <dc:date>2012-01-28T00:00:00</dc:date>
              <text:p text:style-name="P1"><text:span text:style-name="T1">Decodes a bitfield, and counts GetInteger64v return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0.8567in" svg:x="9.7799in" svg:y="15.2996in" draw:caption-point-x="-0.2402in" draw:caption-point-y="0.4173in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0.3902in" svg:x="9.0744in" svg:y="16.0083in" draw:caption-point-x="-0.2402in" draw:caption-point-y="0.4173in">
              <dc:date>2011-12-30T00:00:00</dc:date>
              <text:p text:style-name="P1"><text:span text:style-name="T1">Affects texture completeness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1.1413in" svg:height="0.7012in" svg:x="3.2913in" svg:y="17.602in" draw:caption-point-x="-0.2402in" draw:caption-point-y="0.4177in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17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?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office:annotation draw:style-name="gr1" draw:text-style-name="P1" svg:width="1.1413in" svg:height="1.6343in" svg:x="8.6039in" svg:y="18.8421in" draw:caption-point-x="-0.2402in" draw:caption-point-y="0.5945in">
              <dc:date>2012-01-15T00:00:00</dc:date>
              <text:p text:style-name="P1"><text:span text:style-name="T1">New draw call DrawTransformFeedback is supported. However, begin_internal_render should probably auto-pause any existing XFB.</text:span></text:p>
            </office:annotation>
            <text:p>N</text:p>
          </table:table-cell>
          <table:table-cell table:style-name="ce25"/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1.1413in" svg:height="0.7012in" svg:x="8.1335in" svg:y="19.0189in" draw:caption-point-x="-0.2402in" draw:caption-point-y="0.5945in">
              <dc:date>2012-01-15T00:00:00</dc:date>
              <text:p text:style-name="P1"><text:span text:style-name="T1">Mostly there, but indexed queries need to be looked at.</text:span></text:p>
            </office:annotation>
            <text:p>N</text:p>
          </table:table-cell>
          <table:table-cell table:style-name="ce2"/>
          <table:table-cell table:style-name="ce2" office:value-type="string">
            <office:annotation draw:style-name="gr1" draw:text-style-name="P1" svg:width="1.1413in" svg:height="0.5457in" svg:x="8.6039in" svg:y="19.0189in" draw:caption-point-x="-0.2402in" draw:caption-point-y="0.5945in">
              <dc:date>2012-01-15T00:00:00</dc:date>
              <text:p text:style-name="P1"><text:span text:style-name="T1">New command DrawTransformFeedbackStream</text:span></text:p>
            </office:annotation>
            <text:p>Y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office:annotation draw:style-name="gr1" draw:text-style-name="P1" svg:width="1.1413in" svg:height="0.7012in" svg:x="14.7201in" svg:y="19.5504in" draw:caption-point-x="-0.2402in" draw:caption-point-y="0.5945in">
              <dc:date>2012-01-15T00:00:00</dc:date>
              <text:p text:style-name="P1"><text:span text:style-name="T1">Affects determination of which shaders are current.</text:span></text:p>
            </office:annotation>
            <text:p>N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Shader-only extension</text:p>
          </table:table-cell>
          <table:table-cell table:style-name="ce27"/>
          <table:table-cell table:number-columns-repeated="7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5"/>
          <table:table-cell table:style-name="ce20"/>
          <table:table-cell table:style-name="ce28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ed (might not be tested)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Y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?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98303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0" table:target-range-address="Support.A18:Support.AMJ1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1">05/01/2012</text:date>, <text:time>13:5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2-05-01T13:53:16</dc:date>
    <dc:creator>Bruce Merry</dc:creator>
    <meta:editing-duration>PT10H7M37S</meta:editing-duration>
    <meta:editing-cycles>130</meta:editing-cycles>
    <meta:generator>LibreOffice/3.4$Unix LibreOffice_project/340m1$Build-402</meta:generator>
    <meta:document-statistic meta:table-count="1" meta:cell-count="1518" meta:object-count="0"/>
  </office:meta>
</office:document-meta>
</file>